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1492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60620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text-properties officeooo:paragraph-rsid="0cb27039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text-properties officeooo:paragraph-rsid="0daa4aef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5bbe3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1" style:family="paragraph" style:parent-style-name="Standard">
      <style:text-properties officeooo:rsid="0dde9a1c" officeooo:paragraph-rsid="1065a151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d4ef8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daef67d"/>
    </style:style>
    <style:style style:name="P81" style:family="paragraph" style:parent-style-name="Standard">
      <style:paragraph-properties fo:text-align="center" style:justify-single-word="false"/>
      <style:text-properties officeooo:paragraph-rsid="0db0d4d1"/>
    </style:style>
    <style:style style:name="P82" style:family="paragraph" style:parent-style-name="Standard">
      <style:paragraph-properties fo:text-align="center" style:justify-single-word="false"/>
      <style:text-properties officeooo:paragraph-rsid="0eb4913f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d804757"/>
    </style:style>
    <style:style style:name="P86" style:family="paragraph" style:parent-style-name="Standard">
      <style:paragraph-properties fo:text-align="center" style:justify-single-word="false"/>
      <style:text-properties officeooo:paragraph-rsid="102f2d76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Standard">
      <style:text-properties officeooo:paragraph-rsid="102b18a5"/>
    </style:style>
    <style:style style:name="P89" style:family="paragraph" style:parent-style-name="Standard">
      <style:text-properties officeooo:paragraph-rsid="102d0319"/>
    </style:style>
    <style:style style:name="P90" style:family="paragraph" style:parent-style-name="Standard">
      <style:text-properties officeooo:paragraph-rsid="1032d175"/>
    </style:style>
    <style:style style:name="P91" style:family="paragraph" style:parent-style-name="Standard">
      <style:text-properties officeooo:paragraph-rsid="103d33d3"/>
    </style:style>
    <style:style style:name="P92" style:family="paragraph" style:parent-style-name="Footnote">
      <style:text-properties officeooo:paragraph-rsid="104e894e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1492b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98" style:family="paragraph" style:parent-style-name="Footnote">
      <style:text-properties officeooo:paragraph-rsid="1075f396"/>
    </style:style>
    <style:style style:name="P99" style:family="paragraph" style:parent-style-name="Standard">
      <style:text-properties officeooo:paragraph-rsid="1081492b"/>
    </style:style>
    <style:style style:name="P100" style:family="paragraph" style:parent-style-name="Standard">
      <style:text-properties officeooo:paragraph-rsid="108377fb"/>
    </style:style>
    <style:style style:name="P10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font-size-asian="12pt" style:font-size-complex="12pt"/>
    </style:style>
    <style:style style:name="T11" style:family="text">
      <style:text-properties style:font-name="Liberation Sans" fo:font-size="12pt" fo:language="en" fo:country="GB" officeooo:rsid="0d1ec96e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0pt" fo:language="en" fo:country="GB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language-asian="nl" style:country-asian="NL"/>
    </style:style>
    <style:style style:name="T16" style:family="text">
      <style:text-properties officeooo:rsid="0f57e617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6062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officeooo:rsid="10860620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fo:font-weight="normal" officeooo:rsid="108377f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style:text-underline-style="none" officeooo:rsid="108377f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language="en" fo:country="GB" officeooo:rsid="1052c7f3"/>
    </style:style>
    <style:style style:name="T247" style:family="text">
      <style:text-properties fo:language="en" fo:country="GB" officeooo:rsid="105c8aaa"/>
    </style:style>
    <style:style style:name="T248" style:family="text">
      <style:text-properties fo:language="en" fo:country="GB" style:text-underline-style="none"/>
    </style:style>
    <style:style style:name="T249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0" style:family="text">
      <style:text-properties fo:language="en" fo:country="GB" style:text-underline-style="none" officeooo:rsid="0f28d107"/>
    </style:style>
    <style:style style:name="T25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3" style:family="text">
      <style:text-properties fo:language="en" fo:country="GB" style:text-underline-style="none" officeooo:rsid="10898d70"/>
    </style:style>
    <style:style style:name="T254" style:family="text">
      <style:text-properties officeooo:rsid="0f981b1c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77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78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4f1b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4f1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4f1b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officeooo:rsid="105f1264"/>
    </style:style>
    <style:style style:name="T286" style:family="text">
      <style:text-properties officeooo:rsid="1085c434"/>
    </style:style>
    <style:style style:name="T287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9">Checklist for installing </text:span></text:span><text:span text:style-name="Strong_20_Emphasis"><text:span text:style-name="T129"><text:user-field-get text:name="Distro">Rocky Linux</text:user-field-get></text:span></text:span><text:span text:style-name="Strong_20_Emphasis"><text:span text:style-name="T129"><text:s/></text:span></text:span><text:span text:style-name="Strong_20_Emphasis"><text:span text:style-name="T130"><text:user-field-get text:name="Version">9.x</text:user-field-get></text:span></text:span><text:span text:style-name="Strong_20_Emphasis"><text:span text:style-name="T131"><text:note text:id="ftn1" text:note-class="footnote"><text:note-citation>1</text:note-citation><text:note-body><text:p text:style-name="P98"><text:span text:style-name="T255">This </text:span><text:span text:style-name="Strong_20_Emphasis"><text:span text:style-name="T259"><text:user-field-get text:name="Distro">Rocky Linux</text:user-field-get></text:span></text:span><text:span text:style-name="T256"><text:s/></text:span><text:span text:style-name="T260"><text:user-field-get text:name="Version">9.x</text:user-field-get></text:span><text:span text:style-name="T260"><text:s/>Desktop/</text:span><text:span text:style-name="T261">Workstation</text:span><text:span text:style-name="T255"> (codename </text:span><text:span text:style-name="T262">BlueOnyx</text:span><text:span text:style-name="T255">) is supported until </text:span><text:span text:style-name="T257">May</text:span><text:span text:style-name="T255"> </text:span><text:span text:style-name="T258">31</text:span><text:span text:style-name="T267">st</text:span><text:span text:style-name="T258">, </text:span><text:span text:style-name="T255">20</text:span><text:span text:style-name="T258">32</text:span><text:span text:style-name="T255">.</text:span></text:p></text:note-body></text:note></text:span></text:span><text:span text:style-name="Strong_20_Emphasis"><text:span text:style-name="T132"><text:s/></text:span></text:span><text:span text:style-name="Strong_20_Emphasis"><text:span text:style-name="T134">Desktop/</text:span></text:span><text:span text:style-name="Strong_20_Emphasis"><text:span text:style-name="T135">Workstation</text:span></text:span><text:span text:style-name="Strong_20_Emphasis"><text:span text:style-name="T133">.</text:span></text:span></text:p>
      <text:p text:style-name="P33"><text:span text:style-name="Strong_20_Emphasis"><text:span text:style-name="T91"/></text:span></text:p>
      <text:p text:style-name="P33"><text:span text:style-name="Strong_20_Emphasis"><text:span text:style-name="T177">This is a fillable PDF, no printing required.</text:span></text:span></text:p>
      <text:p text:style-name="P34"><text:span text:style-name="Strong_20_Emphasis"><text:span text:style-name="T128"/></text:span></text:p>
      <text:p text:style-name="P101">Fill in the text box after &lt;...&gt;</text:p>
      <text:p text:style-name="P21"><text:span text:style-name="Definition"><text:span text:style-name="T249">&lt;user&gt;</text:span></text:span><text:span text:style-name="T223"><text:tab/><text:tab/></text:span><text:span text:style-name="T231"> <text:tab/><text:tab/><text:tab/> </text:span><text:span text:style-name="T224"><draw:control text:anchor-type="as-char" svg:y="-0.4cm" draw:z-index="4" draw:name="Gebruiker" draw:style-name="gr2" draw:text-style-name="P109" svg:width="6.002cm" svg:height="0.5cm" draw:control="control3"><svg:title>Gebruiker</svg:title><svg:desc>Volledige naam, bijv. Jan Stek</svg:desc></draw:control></text:span><text:span text:style-name="T224"><text:tab/></text:span><text:span text:style-name="T230">e.g.</text:span><text:span text:style-name="T232"> </text:span><text:span text:style-name="T233">J</text:span><text:span text:style-name="T234">ohn Doe</text:span></text:p>
      <text:p text:style-name="P100"><text:span text:style-name="Definition"><text:span text:style-name="T249">&lt;</text:span></text:span><text:span text:style-name="Definition"><text:span text:style-name="T236">USER</text:span></text:span><text:span text:style-name="Definition"><text:span text:style-name="T248">na</text:span></text:span><text:span text:style-name="Definition"><text:span text:style-name="T250">me</text:span></text:span><text:span text:style-name="Definition"><text:span text:style-name="T249">&gt;</text:span></text:span><text:span text:style-name="T235"><text:tab/><text:tab/><text:tab/> </text:span><text:span text:style-name="T235"><draw:control text:anchor-type="as-char" svg:y="-0.4cm" draw:z-index="10" draw:name="Gberuikersnaam 2" draw:style-name="gr2" draw:text-style-name="P109" svg:width="6.002cm" svg:height="0.5cm" draw:control="control9"><svg:title>Gebruikersnaam</svg:title><svg:desc>Korte naam, bijv. jan</svg:desc></draw:control></text:span><text:span text:style-name="T235"><text:tab/></text:span><text:span text:style-name="T238">e.g.</text:span><text:span text:style-name="T5"> </text:span><text:span text:style-name="T152">j</text:span><text:span text:style-name="T153">oh</text:span><text:span text:style-name="T152">n</text:span></text:p>
      <text:p text:style-name="P21"><text:span text:style-name="Definition"><text:span text:style-name="T249">&lt;</text:span></text:span><text:span text:style-name="Definition"><text:span text:style-name="T248">COMPUTERNA</text:span></text:span><text:span text:style-name="Definition"><text:span text:style-name="T250">me</text:span></text:span><text:span text:style-name="Definition"><text:span text:style-name="T249">&gt;</text:span></text:span><text:span text:style-name="T239"><text:tab/> </text:span><text:span text:style-name="T248"><draw:control text:anchor-type="as-char" svg:y="-0.4cm" draw:z-index="5" draw:name="Computernaam" draw:style-name="gr2" draw:text-style-name="P109" svg:width="6.002cm" svg:height="0.5cm" draw:control="control4"><svg:title>Computernaam</svg:title><svg:desc>Unieke naam van de computer</svg:desc></draw:control></text:span><text:span text:style-name="T248"><text:tab/></text:span><text:span text:style-name="T253">e.g.</text:span><text:span text:style-name="T215"> </text:span><text:span text:style-name="T216">pc02</text:span></text:p>
      <text:p text:style-name="P20"><text:span text:style-name="Definition"><text:span text:style-name="T249">&lt;</text:span></text:span><text:span text:style-name="Definition"><text:span text:style-name="T212">USER</text:span></text:span><text:span text:style-name="Definition"><text:span text:style-name="T249">&gt;</text:span></text:span><text:span text:style-name="T217"><text:tab/><text:tab/></text:span><text:span text:style-name="T231"> <text:tab/><text:tab/><text:tab/> </text:span><text:span text:style-name="T224"><draw:control text:anchor-type="as-char" svg:y="-0.4cm" draw:z-index="8" draw:name="Gebruiker 1" draw:style-name="gr2" draw:text-style-name="P109" svg:width="6.002cm" svg:height="0.5cm" draw:control="control7"><svg:title>Gebruiker</svg:title><svg:desc>Volledige naam, bijv. Jan Stek</svg:desc></draw:control></text:span><text:span text:style-name="T224"><text:tab/></text:span><text:span text:style-name="T230">i.e.</text:span><text:span text:style-name="T226"> </text:span><text:span text:style-name="T227">2</text:span><text:span text:style-name="T241">nd</text:span><text:span text:style-name="T227"> </text:span><text:span text:style-name="T228">user</text:span></text:p>
      <text:p text:style-name="P99"><text:span text:style-name="Definition"><text:span text:style-name="T249">&lt;</text:span></text:span><text:span text:style-name="Definition"><text:span text:style-name="T212">USERN</text:span></text:span><text:span text:style-name="Definition"><text:span text:style-name="T213">a</text:span></text:span><text:span text:style-name="Definition"><text:span text:style-name="T214">me</text:span></text:span><text:span text:style-name="Definition"><text:span text:style-name="T249">&gt;</text:span></text:span><text:span text:style-name="Definition"><text:span text:style-name="T212"><text:tab/><text:tab/><text:tab/> </text:span></text:span><text:span text:style-name="T235"><draw:control text:anchor-type="as-char" svg:y="-0.4cm" draw:z-index="9" draw:name="Gberuikersnaam 1" draw:style-name="gr2" draw:text-style-name="P109" svg:width="6.002cm" svg:height="0.5cm" draw:control="control8"><svg:title>Gebruikersnaam</svg:title><svg:desc>Korte naam, bijv. jan</svg:desc></draw:control></text:span><text:span text:style-name="T235"><text:tab/></text:span><text:span text:style-name="T218">i.</text:span><text:span text:style-name="T222">e.</text:span><text:span text:style-name="T218"> </text:span><text:span text:style-name="T219">2</text:span><text:span text:style-name="T240">nd</text:span><text:span text:style-name="T219"> </text:span><text:span text:style-name="T220">user</text:span></text:p>
      <text:p text:style-name="P102"><text:span text:style-name="T287">r</text:span>eplace &lt;...&gt; in this checklist with the value in the text box.</text:p>
      <text:p text:style-name="P58"/>
      <text:p text:style-name="P58"/>
      <text:p text:style-name="P19"><text:span text:style-name="T148">Not yet on Linux?</text:span><text:span text:style-name="T142"><text:tab/></text:span><text:span text:style-name="T147">Use</text:span><text:span text:style-name="T143"> </text:span><text:span text:style-name="Strong_20_Emphasis"><text:span text:style-name="T150">Checklist </text:span></text:span><text:span text:style-name="Strong_20_Emphasis"><text:span text:style-name="T151">transfer</text:span></text:span><text:span text:style-name="T143"> o</text:span><text:span text:style-name="T146">n</text:span><text:span text:style-name="T143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44"> </text:span><text:span text:style-name="T146">u</text:span><text:span text:style-name="T144">nder </text:span><text:span text:style-name="T149">Linux</text:span><text:span text:style-name="T145">.</text:span></text:p>
      <text:p text:style-name="P56"><text:span text:style-name="T164">New installation?</text:span><text:span text:style-name="T166"><text:tab/><text:tab/></text:span><text:span text:style-name="T168">Start at chapter</text:span><text:span text:style-name="T166"> </text:span><text:span text:style-name="T164"><text:bookmark-ref text:reference-format="page" text:ref-name="__RefNumPara__4009_1271708128">2</text:bookmark-ref></text:span><text:span text:style-name="T166"><text:s text:c="2"/></text:span><text:span text:style-name="T165"><text:bookmark-ref text:reference-format="text" text:ref-name="__RefNumPara__4009_1271708128">Perform installation</text:bookmark-ref></text:span><text:span text:style-name="T167">.</text:span></text:p>
      <text:p text:style-name="P40"/>
      <text:p text:style-name="P40"/>
      <text:list text:style-name="L1">
        <text:list-item>
          <text:p text:style-name="P105"><text:bookmark-start text:name="__RefNumPara__4083_1271708128"/>Prepar<text:span text:style-name="T254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12" draw:name="Vorm3_ 1" draw:style-name="gr1" draw:text-style-name="P10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23">Log in as </text:span></text:span><text:span text:style-name="Definition"><text:span text:style-name="T251">&lt;user&gt;</text:span></text:span><text:span text:style-name="Definition"><text:span text:style-name="T6"><text:note text:id="ftn2" text:note-class="footnote"><text:note-citation>2</text:note-citation><text:note-body><text:p text:style-name="P73"><text:span text:style-name="User_20_Entry"><text:span text:style-name="T98">Login any additional </text:span></text:span><text:span text:style-name="Definition"><text:span text:style-name="T244">USER</text:span></text:span><text:span text:style-name="User_20_Entry"><text:span text:style-name="T103">s</text:span></text:span><text:span text:style-name="User_20_Entry"><text:span text:style-name="T107"> </text:span></text:span><text:span text:style-name="User_20_Entry"><text:span text:style-name="T98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6"><text:span text:style-name="Strong_20_Emphasis"><text:span text:style-name="T57"><draw:control text:anchor-type="as-char" draw:z-index="15" draw:name="Vorm 4" draw:style-name="gr1" draw:text-style-name="P10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77"><text:span text:style-name="Strong_20_Emphasis"><text:span text:style-name="T46">P</text:span></text:span><text:span text:style-name="Strong_20_Emphasis"><text:span text:style-name="T28">ress the </text:span></text:span><text:span text:style-name="Strong_20_Emphasis"><text:span text:style-name="T52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18"><text:note text:id="ftn3" text:note-class="footnote"><text:note-citation>3</text:note-citation><text:note-body><text:p text:style-name="P2">The <text:span text:style-name="T286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72"><text:span text:style-name="T10">Type these two commands, each followed by the</text:span><text:span text:style-name="Strong_20_Emphasis"><text:span text:style-name="T33"> </text:span></text:span><text:span text:style-name="Strong_20_Emphasis"><text:span text:style-name="T52">Enter</text:span></text:span><text:span text:style-name="T10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0"><text:span text:style-name="User_20_Entry"><text:span text:style-name="T11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0"><text:span text:style-name="User_20_Entry"><text:span text:style-name="T112">bash </text:span></text:span><text:span text:style-name="User_20_Entry"><text:span text:style-name="T114">getkz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7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6"><text:span text:style-name="Strong_20_Emphasis"><text:span text:style-name="T57"><draw:control text:anchor-type="as-char" draw:z-index="16" draw:name="Vorm 6" draw:style-name="gr1" draw:text-style-name="P10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57"><draw:control text:anchor-type="as-char" draw:z-index="17" draw:name="Vorm 7" draw:style-name="gr1" draw:text-style-name="P108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77"><text:span text:style-name="Strong_20_Emphasis"><text:span text:style-name="T46">P</text:span></text:span><text:span text:style-name="Strong_20_Emphasis"><text:span text:style-name="T29">ress the</text:span></text:span><text:span text:style-name="Strong_20_Emphasis"><text:span text:style-name="T30"> </text:span></text:span><text:span text:style-name="Strong_20_Emphasis"><text:span text:style-name="T52">Super</text:span></text:span><text:span text:style-name="Strong_20_Emphasis"><text:span text:style-name="T29"> key</text:span></text:span><text:span text:style-name="Strong_20_Emphasis"><text:span text:style-name="T20"><text:note-ref text:note-class="footnote" text:reference-format="text" text:ref-name="ftn3">3</text:note-ref></text:span></text:span><text:span text:style-name="Strong_20_Emphasis"><text:span text:style-name="T29">, type </text:span></text:span><text:span text:style-name="Strong_20_Emphasis"><text:span text:style-name="T76">menu</text:span></text:span><text:span text:style-name="Strong_20_Emphasis"><text:span text:style-name="T29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29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1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66"><text:span text:style-name="Strong_20_Emphasis"><text:span text:style-name="T35">Select </text:span></text:span><text:span text:style-name="Strong_20_Emphasis"><text:span text:style-name="T77">1</text:span></text:span><text:span text:style-name="Strong_20_Emphasis"><text:span text:style-name="T35"> Prepar</text:span></text:span><text:span text:style-name="Strong_20_Emphasis"><text:span text:style-name="T50">e</text:span></text:span><text:span text:style-name="Strong_20_Emphasis"><text:span text:style-name="T35"> installation</text:span></text:span><text:span text:style-name="Strong_20_Emphasis"><text:span text:style-name="T45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67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79"><text:span text:style-name="Strong_20_Emphasis"><text:span text:style-name="T57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1"><text:span text:style-name="T154">Boot the computer from</text:span><text:span text:style-name="T160"><text:note text:id="ftn4" text:note-class="footnote"><text:note-citation>1</text:note-citation><text:note-body><text:p text:style-name="P6"><text:span text:style-name="T108">Boot menu/Setup via one of the </text:span><text:span text:style-name="T109">f</text:span><text:span text:style-name="T108">requently used keys: Esc, Delete, F1, F2, F9, F10, F11, or F12</text:span></text:p></text:note-body></text:note></text:span><text:span text:style-name="T154"> an</text:span><text:span text:style-name="T156"> </text:span><text:span text:style-name="Strong_20_Emphasis"><text:span text:style-name="T139"><text:user-field-get text:name="Distro">Rocky Linux</text:user-field-get></text:span></text:span><text:span text:style-name="T159"><text:s/></text:span><text:span text:style-name="T140"><text:user-field-get text:name="Version">9.x</text:user-field-get></text:span><text:span text:style-name="T140"><text:s/></text:span><text:span text:style-name="Strong_20_Emphasis"><text:span text:style-name="T92">Desktop/</text:span></text:span><text:span text:style-name="Strong_20_Emphasis"><text:span text:style-name="T93">Workstation</text:span></text:span><text:span text:style-name="Strong_20_Emphasis"><text:span text:style-name="T92"> </text:span></text:span><text:span text:style-name="Strong_20_Emphasis"><text:span text:style-name="T90">L</text:span></text:span><text:span text:style-name="T87">ive</text:span><text:span text:style-name="T87"><text:note text:id="ftn5" text:note-class="footnote"><text:note-citation>2</text:note-citation><text:note-body><text:p text:style-name="P87"><text:span text:style-name="T13">From a Live USB stick you can boot and work with </text:span><text:span text:style-name="Strong_20_Emphasis"><text:span text:style-name="T163"><text:user-field-get text:name="Distro">Rocky Linux</text:user-field-get></text:span></text:span><text:span text:style-name="Strong_20_Emphasis"><text:span text:style-name="T163"><text:s/></text:span></text:span><text:span text:style-name="T13">without modifying any files on the hard drive and also allows installation of </text:span><text:span text:style-name="Strong_20_Emphasis"><text:span text:style-name="T163"><text:user-field-get text:name="Distro">Rocky Linux</text:user-field-get></text:span></text:span><text:span text:style-name="Strong_20_Emphasis"><text:span text:style-name="T163">.</text:span></text:span></text:p></text:note-body></text:note></text:span><text:span text:style-name="T154"> USB stick</text:span><text:span text:style-name="T88"><text:note text:id="ftn6" text:note-class="footnote"><text:note-citation>3</text:note-citation><text:note-body><text:p text:style-name="P92"><text:span text:style-name="Strong_20_Emphasis"><text:span text:style-name="T99">Create a bootable USB stick:<text:line-break/>Download a CD image file (.iso) from</text:span></text:span><text:span text:style-name="Strong_20_Emphasis"><text:span text:style-name="T101"> </text:span></text:span><text:a xlink:type="simple" xlink:href="https://rockylinux.org/nl/download" text:style-name="Internet_20_link" text:visited-style-name="Visited_20_Internet_20_Link"><text:span text:style-name="Strong_20_Emphasis"><text:span text:style-name="T243">rockylinux.org/nl/download</text:span></text:span></text:a><text:span text:style-name="Strong_20_Emphasis"><text:span text:style-name="T101">, </text:span></text:span><text:span text:style-name="Strong_20_Emphasis"><text:span text:style-name="T102">under </text:span></text:span><text:span text:style-name="Strong_20_Emphasis"><text:span text:style-name="T106">Desktop/Workstation Live Images</text:span></text:span><text:span text:style-name="Strong_20_Emphasis"><text:span text:style-name="T102"> click </text:span></text:span><text:span text:style-name="Strong_20_Emphasis"><text:span text:style-name="T106">Rocky Linux </text:span></text:span><text:span text:style-name="Strong_20_Emphasis"><text:span text:style-name="T106"><text:user-field-get text:name="Version">9.x</text:user-field-get></text:span></text:span><text:span text:style-name="Strong_20_Emphasis"><text:span text:style-name="T102">, and click </text:span></text:span><text:span text:style-name="Strong_20_Emphasis"><text:span text:style-name="T106">GNOME</text:span></text:span><text:span text:style-name="Strong_20_Emphasis"><text:span text:style-name="T102">.</text:span></text:span><text:span text:style-name="Strong_20_Emphasis"><text:span text:style-name="T99"><text:line-break/></text:span></text:span><text:span text:style-name="Strong_20_Emphasis"><text:span text:style-name="T100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2">karelzimmer.nl/en</text:span></text:span></text:a><text:span text:style-name="Strong_20_Emphasis"><text:span text:style-name="T100">, under </text:span></text:span><text:span text:style-name="Strong_20_Emphasis"><text:span text:style-name="T104">Linux</text:span></text:span><text:span text:style-name="Strong_20_Emphasis"><text:span text:style-name="T100">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9"><text:span text:style-name="T141">Select</text:span><text:span text:style-name="Strong_20_Emphasis"><text:span text:style-name="T58"> </text:span></text:span><text:span text:style-name="Strong_20_Emphasis"><text:span text:style-name="T124">Start</text:span></text:span><text:span text:style-name="Strong_20_Emphasis"><text:span text:style-name="T59"> </text:span></text:span><text:span text:style-name="Strong_20_Emphasis"><text:span text:style-name="T122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3"><text:user-field-get text:name="Version">9.x</text:user-field-get></text:span></text:span><text:span text:style-name="T155"><text:s/></text:span><text:span text:style-name="T157">and press the </text:span><text:span text:style-name="T158">Enter</text:span><text:span text:style-name="Strong_20_Emphasis"><text:span text:style-name="T53"> </text:span></text:span><text:span text:style-name="Strong_20_Emphasis"><text:span text:style-name="T54">key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8" draw:name="Vorm 5" draw:style-name="gr1" draw:text-style-name="P108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95"><text:span text:style-name="Strong_20_Emphasis"><text:span text:style-name="T96">Click</text:span></text:span><text:span text:style-name="Strong_20_Emphasis"><text:span text:style-name="T95"> </text:span></text:span><text:span text:style-name="Strong_20_Emphasis"><text:span text:style-name="T97">Install to Hard Drive</text:span></text:span><text:span text:style-name="Strong_20_Emphasis"><text:span text:style-name="T95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25"/></text:span></text:p>
          </table:table-cell>
          <table:table-cell table:style-name="_32_._5f_Installatie_5f_uitvoeren.C3" office:value-type="string">
            <text:p text:style-name="P67"><text:span text:style-name="Strong_20_Emphasis"><text:span text:style-name="T126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5" draw:name="Vorm 1" draw:style-name="gr1" draw:text-style-name="P108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6"><text:span text:style-name="T178">At</text:span><text:span text:style-name="T179"> </text:span><text:span text:style-name="Strong_20_Emphasis"><text:span text:style-name="T178">WELCOME TO ROCKY LINUX </text:span></text:span><text:span text:style-name="Strong_20_Emphasis"><text:span text:style-name="T178"><text:user-field-get text:name="Version">9.x</text:user-field-get></text:span></text:span><text:span text:style-name="Strong_20_Emphasis"><text:span text:style-name="T190"><text:s/>select language and click </text:span></text:span><text:span text:style-name="T202">Continue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2" draw:name="Vorm 2" draw:style-name="gr1" draw:text-style-name="P108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6"><text:span text:style-name="T183">U</text:span><text:span text:style-name="T182">nder</text:span><text:span text:style-name="T180"> </text:span><text:span text:style-name="T205">SYSTEM</text:span><text:span text:style-name="T180"> </text:span><text:span text:style-name="T183">click</text:span><text:span text:style-name="T184"> </text:span><text:span text:style-name="T205">Installati</text:span><text:span text:style-name="T206">on Destination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37"><text:span text:style-name="T285">Check</text:span><text:span text:style-name="T276"> </text:span><text:span text:style-name="T277">the </text:span><text:span text:style-name="T278">Device Selection</text:span><text:span text:style-name="T263"> </text:span><text:span text:style-name="Strong_20_Emphasis"><text:span text:style-name="T265">and click </text:span></text:span><text:span text:style-name="Strong_20_Emphasis"><text:span text:style-name="T264">Done</text:span></text:span><text:span text:style-name="Strong_20_Emphasis"><text:span text:style-name="T266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3" draw:name="Vorm 12" draw:style-name="gr1" draw:text-style-name="P108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6"><text:span text:style-name="T183">U</text:span><text:span text:style-name="T182">nder</text:span><text:span text:style-name="T180"> </text:span><text:span text:style-name="T205">SYSTEM</text:span><text:span text:style-name="T180"> </text:span><text:span text:style-name="T183">click</text:span><text:span text:style-name="T184"> </text:span><text:span text:style-name="T205">Netwerk &amp; </text:span><text:span text:style-name="T207">H</text:span><text:span text:style-name="T205">ost </text:span><text:span text:style-name="T207">N</text:span><text:span text:style-name="T205">am</text:span><text:span text:style-name="T207">e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4"><text:span text:style-name="T185">Enter you</text:span><text:span text:style-name="T186">r</text:span><text:span text:style-name="T187"> </text:span><text:span text:style-name="Strong_20_Emphasis"><text:span text:style-name="T188">Host </text:span></text:span><text:span text:style-name="Strong_20_Emphasis"><text:span text:style-name="T185">N</text:span></text:span><text:span text:style-name="Strong_20_Emphasis"><text:span text:style-name="T188">am</text:span></text:span><text:span text:style-name="Strong_20_Emphasis"><text:span text:style-name="T185">e</text:span></text:span><text:span text:style-name="Definition"><text:span text:style-name="T4"> &lt;</text:span></text:span><text:span text:style-name="Definition"><text:span text:style-name="T8">computerna</text:span></text:span><text:span text:style-name="Definition"><text:span text:style-name="T9">me&gt;</text:span></text:span><text:span text:style-name="Strong_20_Emphasis"><text:span text:style-name="T192"> </text:span></text:span><text:span text:style-name="Strong_20_Emphasis"><text:span text:style-name="T193">and click </text:span></text:span><text:span text:style-name="Strong_20_Emphasis"><text:span text:style-name="T208">Apply</text:span></text:span><text:span text:style-name="Strong_20_Emphasis"><text:span text:style-name="T194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97"><text:span text:style-name="Strong_20_Emphasis"><text:span text:style-name="T195">C</text:span></text:span><text:span text:style-name="Strong_20_Emphasis"><text:span text:style-name="T189">li</text:span></text:span><text:span text:style-name="Strong_20_Emphasis"><text:span text:style-name="T195">c</text:span></text:span><text:span text:style-name="Strong_20_Emphasis"><text:span text:style-name="T189">k </text:span></text:span><text:span text:style-name="Strong_20_Emphasis"><text:span text:style-name="T206">Done</text:span>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7" draw:name="Vorm 10" draw:style-name="gr1" draw:text-style-name="P108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6"><text:span text:style-name="T181">U</text:span><text:span text:style-name="T182">nder</text:span><text:span text:style-name="T179"> </text:span><text:span text:style-name="Strong_20_Emphasis"><text:span text:style-name="T182">USER SETTINGS</text:span></text:span><text:span text:style-name="Strong_20_Emphasis"><text:span text:style-name="T196"> </text:span></text:span><text:span text:style-name="Strong_20_Emphasis"><text:span text:style-name="T197">click</text:span></text:span><text:span text:style-name="Strong_20_Emphasis"><text:span text:style-name="T198"> </text:span></text:span><text:span text:style-name="T203">User </text:span><text:span text:style-name="T204">C</text:span><text:span text:style-name="T203">reation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4" office:value-type="string">
            <text:p text:style-name="P96"><text:span text:style-name="T246">Enter your</text:span><text:span text:style-name="T247"> </text:span><text:span text:style-name="Strong_20_Emphasis"><text:span text:style-name="T86">Full name</text:span></text:span><text:span text:style-name="Strong_20_Emphasis"><text:span text:style-name="T63"> </text:span></text:span><text:span text:style-name="Definition"><text:span text:style-name="T249">&lt;user&gt;</text:span></text:span><text:span text:style-name="Strong_20_Emphasis"><text:span text:style-name="T64">, <text:line-break/></text:span></text:span><text:span text:style-name="Strong_20_Emphasis"><text:span text:style-name="T86">User name</text:span></text:span><text:span text:style-name="Strong_20_Emphasis"><text:span text:style-name="T63"> &lt;</text:span></text:span><text:span text:style-name="Definition"><text:span text:style-name="T7">username&gt;</text:span></text:span><text:span text:style-name="Strong_20_Emphasis"><text:span text:style-name="T63">,</text:span></text:span></text:p>
            <text:p text:style-name="P93"><text:span text:style-name="Strong_20_Emphasis"><text:span text:style-name="T65">check</text:span></text:span><text:span text:style-name="Strong_20_Emphasis"><text:span text:style-name="T66"> </text:span></text:span><text:span text:style-name="Strong_20_Emphasis"><text:span text:style-name="T81">Ma</text:span></text:span><text:span text:style-name="Strong_20_Emphasis"><text:span text:style-name="T82">ke this user administrator</text:span></text:span><text:span text:style-name="Strong_20_Emphasis"><text:span text:style-name="T66">,</text:span></text:span></text:p>
            <text:p text:style-name="P94"><text:span text:style-name="Strong_20_Emphasis"><text:span text:style-name="T62">enter a </text:span></text:span><text:span text:style-name="Strong_20_Emphasis"><text:span text:style-name="T80">password</text:span></text:span><text:span text:style-name="Strong_20_Emphasis"><text:span text:style-name="T62"> twice</text:span></text:span><text:span text:style-name="Strong_20_Emphasis"><text:span text:style-name="T66"> </text:span></text:span><text:span text:style-name="Strong_20_Emphasis"><text:span text:style-name="T67">and c</text:span></text:span><text:span text:style-name="Strong_20_Emphasis"><text:span text:style-name="T66">li</text:span></text:span><text:span text:style-name="Strong_20_Emphasis"><text:span text:style-name="T68">c</text:span></text:span><text:span text:style-name="Strong_20_Emphasis"><text:span text:style-name="T66">k </text:span></text:span><text:span text:style-name="Strong_20_Emphasis"><text:span text:style-name="T83">Don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4" draw:name="Vorm 14" draw:style-name="gr1" draw:text-style-name="P108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9">Click</text:span></text:span><text:span text:style-name="Strong_20_Emphasis"><text:span text:style-name="T200"> </text:span></text:span><text:span text:style-name="Strong_20_Emphasis"><text:span text:style-name="T209">Begin </text:span></text:span><text:span text:style-name="Strong_20_Emphasis"><text:span text:style-name="T210">Installation</text:span>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9" draw:name="Vorm 11" draw:style-name="gr1" draw:text-style-name="P108" svg:width="0.35cm" svg:height="0.35cm" draw:control="control28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9">Click</text:span></text:span><text:span text:style-name="Strong_20_Emphasis"><text:span text:style-name="T200"> </text:span></text:span><text:span text:style-name="Strong_20_Emphasis"><text:span text:style-name="T211">Finish</text:span></text:span><text:span text:style-name="Strong_20_Emphasis"><text:span text:style-name="T209"> </text:span></text:span><text:span text:style-name="Strong_20_Emphasis"><text:span text:style-name="T210">Installation</text:span>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6" draw:name="Vorm 13" draw:style-name="gr1" draw:text-style-name="P108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201">Restart the system</text:span></text:span><text:span text:style-name="Strong_20_Emphasis"><text:span text:style-name="T191">.</text:span></text:span></text:p>
          </table:table-cell>
        </table:table-row>
      </table:table>
      <text:p text:style-name="P61"><text:span text:style-name="Strong_20_Emphasis"><text:span text:style-name="T60"/></text:span></text:p>
      <text:list text:continue-numbering="true" text:style-name="L1">
        <text:list-item>
          <text:p text:style-name="P104"><text:span text:style-name="Strong_20_Emphasis"><text:span text:style-name="T85">Finish installation</text:span></text:span></text:p>
        </text:list-item>
      </text:list>
      <text:p text:style-name="P62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3"><text:span text:style-name="Strong_20_Emphasis"><text:span text:style-name="T57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9"><text:span text:style-name="Strong_20_Emphasis"><text:span text:style-name="T21">Log in as </text:span></text:span><text:span text:style-name="Definition"><text:span text:style-name="T252">&lt;user&gt;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3"><text:span text:style-name="Strong_20_Emphasis"><text:span text:style-name="T6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94"><draw:control text:anchor-type="as-char" draw:z-index="13" draw:name="Vorm4_ 1" draw:style-name="gr1" draw:text-style-name="P108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121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6"><text:span text:style-name="Strong_20_Emphasis"><text:span text:style-name="T57"><draw:control text:anchor-type="as-char" draw:z-index="18" draw:name="Vorm4" draw:style-name="gr1" draw:text-style-name="P108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9"><text:span text:style-name="Strong_20_Emphasis"><text:span text:style-name="T47">P</text:span></text:span><text:span text:style-name="Strong_20_Emphasis"><text:span text:style-name="T28">ress the </text:span></text:span><text:span text:style-name="Strong_20_Emphasis"><text:span text:style-name="T55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26"><text:note text:id="ftn7" text:note-class="footnote"><text:note-citation>1</text:note-citation><text:note-body><text:p text:style-name="P59"><text:span text:style-name="T173">The </text:span><text:span text:style-name="T175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4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75"><text:span text:style-name="T11">Type these two commands, each followed by the</text:span><text:span text:style-name="Strong_20_Emphasis"><text:span text:style-name="T33"> </text:span></text:span><text:span text:style-name="Strong_20_Emphasis"><text:span text:style-name="T55">Enter</text:span></text:span><text:span text:style-name="T11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78"><text:span text:style-name="User_20_Entry"><text:span text:style-name="T11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0"><text:span text:style-name="User_20_Entry"><text:span text:style-name="T112">bash </text:span></text:span><text:span text:style-name="User_20_Entry"><text:span text:style-name="T114">get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68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6"><text:span text:style-name="Strong_20_Emphasis"><text:span text:style-name="T57"><draw:control text:anchor-type="as-char" draw:z-index="19" draw:name="Vorm 3" draw:style-name="gr1" draw:text-style-name="P108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88"><text:span text:style-name="Strong_20_Emphasis"><text:span text:style-name="T48">P</text:span></text:span><text:span text:style-name="Strong_20_Emphasis"><text:span text:style-name="T38">ress the</text:span></text:span><text:span text:style-name="Strong_20_Emphasis"><text:span text:style-name="T37"> </text:span></text:span><text:span text:style-name="Strong_20_Emphasis"><text:span text:style-name="T55">Super</text:span></text:span><text:span text:style-name="Strong_20_Emphasis"><text:span text:style-name="T38"> key</text:span></text:span><text:span text:style-name="Strong_20_Emphasis"><text:span text:style-name="T19"><text:note-ref text:note-class="footnote" text:reference-format="text" text:ref-name="ftn7">1</text:note-ref></text:span></text:span><text:span text:style-name="Strong_20_Emphasis"><text:span text:style-name="T38">, type </text:span></text:span><text:span text:style-name="Strong_20_Emphasis"><text:span text:style-name="T78">menu</text:span></text:span><text:span text:style-name="Strong_20_Emphasis"><text:span text:style-name="T38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8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3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84">3</text:span></text:span><text:span text:style-name="Strong_20_Emphasis"><text:span text:style-name="T69"> </text:span></text:span><text:span text:style-name="Strong_20_Emphasis"><text:span text:style-name="T70">Finish installatio</text:span></text:span><text:span text:style-name="Strong_20_Emphasis"><text:span text:style-name="T71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69"><text:span text:style-name="Strong_20_Emphasis"><text:span text:style-name="T34">Follow the instructions on the screen.</text:span></text:span></text:p>
          </table:table-cell>
        </table:table-row>
      </table:table>
      <text:p text:style-name="P62"><text:span text:style-name="Strong_20_Emphasis"><text:span text:style-name="T21"/></text:span></text:p>
      <text:list text:continue-numbering="true" text:style-name="L1">
        <text:list-item>
          <text:p text:style-name="P107"><text:span text:style-name="Strong_20_Emphasis"><text:span text:style-name="T12">P</text:span></text:span><text:span text:style-name="Strong_20_Emphasis"><text:span text:style-name="T176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11" draw:name="Vorm40_ 1" draw:style-name="gr1" draw:text-style-name="P108" svg:width="0.35cm" svg:height="0.35cm" draw:control="control10"/></text:span></text:span></text:p>
          </table:table-cell>
          <table:table-cell table:style-name="Tabel2.D1" office:value-type="string">
            <text:p text:style-name="P38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252">&lt;user&gt;</text:span></text:span><text:span text:style-name="Strong_20_Emphasis"><text:span text:style-name="T39"><text:note text:id="ftn8" text:note-class="footnote"><text:note-citation>1</text:note-citation><text:note-body><text:p text:style-name="P74"><text:span text:style-name="User_20_Entry"><text:span text:style-name="T111">Login any additional </text:span></text:span><text:span text:style-name="Definition"><text:span text:style-name="T245">USER</text:span></text:span><text:span text:style-name="User_20_Entry"><text:span text:style-name="T110">s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94"><draw:control text:anchor-type="as-char" draw:z-index="14" draw:name="Vorm4_ 2" draw:style-name="gr1" draw:text-style-name="P108" svg:width="0.35cm" svg:height="0.35cm" draw:control="control13"/></text:span></text:span></text:p>
          </table:table-cell>
          <table:table-cell table:style-name="Tabel2.D2" office:value-type="string">
            <text:p text:style-name="P71"><text:span text:style-name="Strong_20_Emphasis"><text:span text:style-name="T127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6"><text:span text:style-name="Strong_20_Emphasis"><text:span text:style-name="T57"><draw:control text:anchor-type="as-char" draw:z-index="20" draw:name="Vorm 8" draw:style-name="gr1" draw:text-style-name="P108" svg:width="0.35cm" svg:height="0.35cm" draw:control="control19"/></text:span></text:span></text:p>
          </table:table-cell>
          <table:table-cell table:style-name="Tabel2.A1" office:value-type="string">
            <text:p text:style-name="P86"><text:span text:style-name="Strong_20_Emphasis"><text:span text:style-name="T57"><draw:control text:anchor-type="as-char" draw:z-index="21" draw:name="Vorm 9" draw:style-name="gr1" draw:text-style-name="P108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Strong_20_Emphasis"><text:span text:style-name="T49">P</text:span></text:span><text:span text:style-name="Strong_20_Emphasis"><text:span text:style-name="T40">ress the </text:span></text:span><text:span text:style-name="Strong_20_Emphasis"><text:span text:style-name="T55">Super</text:span></text:span><text:span text:style-name="Strong_20_Emphasis"><text:span text:style-name="T40"> key</text:span></text:span><text:span text:style-name="Strong_20_Emphasis"><text:span text:style-name="T18"><text:note text:id="ftn9" text:note-class="footnote"><text:note-citation>2</text:note-citation><text:note-body><text:p text:style-name="P60"><text:span text:style-name="T173">The </text:span><text:span text:style-name="T175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40">, type </text:span></text:span><text:span text:style-name="Strong_20_Emphasis"><text:span text:style-name="T79">menu</text:span></text:span><text:span text:style-name="Strong_20_Emphasis"><text:span text:style-name="T40"> and click on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5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84">4</text:span></text:span><text:span text:style-name="Strong_20_Emphasis"><text:span text:style-name="T72"> </text:span></text:span><text:span text:style-name="Strong_20_Emphasis"><text:span text:style-name="T51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0"><text:span text:style-name="Strong_20_Emphasis"><text:span text:style-name="T34">Follow the instructions on the screen.</text:span></text:span></text:p>
          </table:table-cell>
        </table:table-row>
      </table:table>
      <text:p text:style-name="P45"/>
      <text:p text:style-name="P46"/>
      <text:p text:style-name="P57"><text:span text:style-name="T171">End of checklist,</text:span><text:span text:style-name="T172"> </text:span><text:span text:style-name="Strong_20_Emphasis"><text:span text:style-name="T136"><text:user-field-get text:name="Distro">Rocky Linux</text:user-field-get></text:span></text:span><text:span text:style-name="T170"><text:s/></text:span><text:span text:style-name="T169"><text:user-field-get text:name="Version">9.x</text:user-field-get></text:span><text:span text:style-name="T169"><text:s/></text:span><text:span text:style-name="Strong_20_Emphasis"><text:span text:style-name="T137">Desktop/</text:span></text:span><text:span text:style-name="Strong_20_Emphasis"><text:span text:style-name="T138">Workstation</text:span></text:span><text:span text:style-name="Strong_20_Emphasis"><text:span text:style-name="T89"> </text:span></text:span><text:span text:style-name="T171">installation is complete.</text:span></text:p>
      <text:p text:style-name="P32"/>
      <text:p text:style-name="P22"><text:span text:style-name="Emphasis"><text:span text:style-name="T268">Written</text:span></text:span><text:span text:style-name="Emphasis"><text:span text:style-name="T269"> </text:span></text:span><text:span text:style-name="Emphasis"><text:span text:style-name="T268">by</text:span></text:span><text:span text:style-name="Emphasis"><text:span text:style-name="T26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5">Karel Zimmer</text:span></text:span></text:a><text:span text:style-name="Emphasis"><text:span text:style-name="T270">.</text:span></text:span></text:p>
      <text:p text:style-name="P23"><text:span text:style-name="Emphasis"><text:span text:style-name="T273">License </text:span></text:span><text:span text:style-name="Emphasis"><text:span text:style-name="T271">C</text:span></text:span><text:span text:style-name="Emphasis"><text:span text:style-name="T272">C0</text:span></text:span><text:span text:style-name="Emphasis"><text:span text:style-name="T270"> 1.0 </text:span></text:span><text:span text:style-name="Emphasis"><text:span text:style-name="T27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4"><text:s/></text:span></text:span><text:span text:style-name="Emphasis"><text:span text:style-name="T27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1-09T13:25:24.538826267">09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25:24.382804965</dc:date>
    <meta:keyword>Installatie</meta:keyword>
    <meta:keyword>Checklist</meta:keyword>
    <meta:keyword>Linux</meta:keyword>
    <meta:editing-cycles>6976</meta:editing-cycles>
    <meta:editing-duration>P12DT8H33M25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25" meta:character-count="3317" meta:non-whitespace-character-count="2836"/>
    <meta:user-defined meta:name="Info 1"/>
    <meta:user-defined meta:name="Info 2"/>
    <meta:user-defined meta:name="Info 3"/>
    <meta:user-defined meta:name="Info 4"/>
  </office:meta>
</office:document-meta>
</file>